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objectwithoutfill">
      <style:graphic-properties svg:stroke-width="0.081cm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color="#b2b2b2"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0.88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83cm"/>
    </style:style>
    <style:style style:name="gr7" style:family="graphic" style:parent-style-name="standard">
      <style:graphic-properties draw:stroke="none" draw:fill="none" fo:min-height="1.576cm"/>
    </style:style>
    <style:style style:name="gr8" style:family="graphic" style:parent-style-name="standard">
      <style:graphic-properties draw:stroke="none" draw:fill="none" fo:min-height="0.88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5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5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draw:stroke-dash="Dashed_20__28_var_29__20_10" svg:stroke-width="0cm" draw:stroke-linejoin="none" svg:stroke-linecap="butt" draw:fill="solid" draw:fill-color="#008000" draw:textarea-horizontal-align="center" draw:textarea-vertical-align="middle"/>
    </style:style>
    <style:style style:name="gr14" style:family="graphic" style:parent-style-name="standard">
      <style:graphic-properties draw:stroke="none" draw:stroke-dash="Dashed_20__28_var_29__20_10" svg:stroke-width="0cm" draw:stroke-linejoin="none" svg:stroke-linecap="butt" draw:fill="solid" draw:fill-color="#8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language="en" fo:country="US"/>
    </style:style>
    <style:style style:name="P3" style:family="paragraph">
      <style:paragraph-properties fo:text-align="center"/>
      <style:text-properties fo:language="en" fo:country="US"/>
    </style:style>
    <style:style style:name="P4" style:family="paragraph">
      <style:text-properties fo:font-size="18pt" fo:language="en" fo:country="US" fo:font-weight="bold" style:font-weight-asian="bold" style:font-weight-complex="bold"/>
    </style:style>
    <style:style style:name="P5" style:family="paragraph">
      <style:text-properties fo:color="#b2b2b2" fo:font-size="18pt" fo:language="en" fo:country="US"/>
    </style:style>
    <style:style style:name="P6" style:family="paragraph">
      <style:paragraph-properties fo:text-align="center"/>
      <style:text-properties fo:font-size="18pt" fo:language="en" fo:country="US" fo:font-weight="normal"/>
    </style:style>
    <style:style style:name="P7" style:family="paragraph">
      <style:text-properties fo:font-size="18pt" fo:language="en" fo:country="US"/>
    </style:style>
    <style:style style:name="P8" style:family="paragraph">
      <style:text-properties fo:font-size="26pt" fo:language="en" fo:country="US" style:font-size-asian="26pt" style:font-size-complex="26pt"/>
    </style:style>
    <style:style style:name="P9" style:family="paragraph">
      <style:text-properties fo:font-size="18pt" style:font-size-asian="18pt" style:font-size-complex="18pt"/>
    </style:style>
    <style:style style:name="T1" style:family="text">
      <style:text-properties fo:font-size="18pt" fo:language="en" fo:country="US"/>
    </style:style>
    <style:style style:name="T2" style:family="text">
      <style:text-properties fo:font-size="18pt" fo:language="en" fo:country="US" fo:font-weight="bold" style:font-weight-asian="bold" style:font-weight-complex="bold"/>
    </style:style>
    <style:style style:name="T3" style:family="text">
      <style:text-properties fo:color="#b2b2b2" fo:font-size="18pt" fo:language="en" fo:country="US"/>
    </style:style>
    <style:style style:name="T4" style:family="text">
      <style:text-properties fo:font-size="18pt" fo:language="en" fo:country="US" fo:font-style="normal" fo:font-weight="normal" style:font-style-asian="normal" style:font-style-complex="normal"/>
    </style:style>
    <style:style style:name="T5" style:family="text">
      <style:text-properties style:text-position="0% 100%" fo:font-size="18pt" fo:language="en" fo:country="US" fo:font-weight="normal"/>
    </style:style>
    <style:style style:name="T6" style:family="text">
      <style:text-properties fo:font-size="18pt" fo:language="en" fo:country="US" fo:font-weight="normal"/>
    </style:style>
    <style:style style:name="T7" style:family="text">
      <style:text-properties fo:font-size="26pt" fo:language="en" fo:country="US" style:font-size-asian="26pt" style:font-size-complex="26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2" draw:id="id2" draw:layer="layout" svg:width="3cm" svg:height="1.5cm" svg:x="10.303cm" svg:y="4.301cm">
          <text:p text:style-name="P1"><text:span text:style-name="T1">VE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3cm" svg:height="1.5cm" svg:x="16.304cm" svg:y="4.302cm">
          <text:p text:style-name="P1"><text:span text:style-name="T1">PRE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3cm" svg:height="1.5cm" svg:x="22.304cm" svg:y="4.302cm">
          <text:p text:style-name="P1"><text:span text:style-name="T1">NO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3cm" svg:height="1.5cm" svg:x="4.304cm" svg:y="4.302cm">
          <text:p text:style-name="P1"><text:span text:style-name="T1">#r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5.804cm" svg:y1="4.302cm" svg:x2="11.803cm" svg:y2="4.301cm" draw:start-shape="id1" draw:start-glue-point="0" draw:end-shape="id2" draw:end-glue-point="0" svg:d="M5804 4302c0-753 5999-752 5999-1" svg:viewBox="0 0 6000 565">
          <text:p/>
        </draw:connector>
        <draw:connector draw:style-name="gr2" draw:text-style-name="P3" draw:layer="layout" draw:type="curve" svg:x1="17.804cm" svg:y1="4.302cm" svg:x2="23.804cm" svg:y2="4.302cm" draw:start-shape="id3" draw:start-glue-point="0" draw:end-shape="id4" draw:end-glue-point="0" svg:d="M17804 4302c0-751 6000-751 6000 0" svg:viewBox="0 0 6001 564">
          <text:p/>
        </draw:connector>
        <draw:connector draw:style-name="gr2" draw:text-style-name="P3" draw:layer="layout" draw:type="curve" svg:x1="11.803cm" svg:y1="4.301cm" svg:x2="17.804cm" svg:y2="4.302cm" draw:start-shape="id2" draw:start-glue-point="0" draw:end-shape="id3" draw:end-glue-point="0" svg:d="M11803 4301c0-751 6001-752 6001 1" svg:viewBox="0 0 6002 565">
          <text:p/>
        </draw:connector>
        <draw:custom-shape draw:style-name="gr1" draw:text-style-name="P2" xml:id="id6" draw:id="id6" draw:layer="layout" svg:width="3cm" svg:height="1.5cm" svg:x="10.304cm" svg:y="10.386cm">
          <text:p text:style-name="P1"><text:span text:style-name="T1">VE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cm" svg:height="1.5cm" svg:x="16.305cm" svg:y="10.387cm">
          <text:p text:style-name="P1"><text:span text:style-name="T1">PRE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3cm" svg:height="1.5cm" svg:x="22.305cm" svg:y="10.387cm">
          <text:p text:style-name="P1"><text:span text:style-name="T1">NO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3cm" svg:height="1.5cm" svg:x="4.305cm" svg:y="10.387cm">
          <text:p text:style-name="P1"><text:span text:style-name="T1">#r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5.805cm" svg:y1="10.387cm" svg:x2="11.804cm" svg:y2="10.386cm" draw:start-shape="id5" draw:start-glue-point="0" draw:end-shape="id6" draw:end-glue-point="0" svg:d="M5805 10387c0-753 5999-752 5999-1" svg:viewBox="0 0 6000 565">
          <text:p/>
        </draw:connector>
        <draw:connector draw:style-name="gr2" draw:text-style-name="P3" draw:layer="layout" draw:type="curve" draw:line-skew="-0.367cm" svg:x1="11.804cm" svg:y1="10.386cm" svg:x2="23.805cm" svg:y2="10.387cm" draw:start-shape="id6" draw:start-glue-point="0" draw:end-shape="id7" draw:end-glue-point="0" svg:d="M11804 10386c0-1302 12001-1302 12001 1" svg:viewBox="0 0 12002 978">
          <text:p/>
        </draw:connector>
        <draw:connector draw:style-name="gr2" draw:text-style-name="P3" draw:layer="layout" draw:type="curve" svg:x1="11.804cm" svg:y1="10.386cm" svg:x2="17.805cm" svg:y2="10.387cm" draw:start-shape="id6" draw:start-glue-point="0" draw:end-shape="id8" draw:end-glue-point="0" svg:d="M11804 10386c0-751 6001-752 6001 1" svg:viewBox="0 0 6002 565">
          <text:p/>
        </draw:connector>
        <draw:custom-shape draw:style-name="gr1" draw:text-style-name="P2" xml:id="id9" draw:id="id9" draw:layer="layout" svg:width="3cm" svg:height="1.5cm" svg:x="10.306cm" svg:y="15.752cm">
          <text:p text:style-name="P1"><text:span text:style-name="T1">VE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2" draw:id="id12" draw:layer="layout" svg:width="3cm" svg:height="1.5cm" svg:x="16.307cm" svg:y="15.753cm">
          <text:p text:style-name="P1"><text:span text:style-name="T1">PRE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3cm" svg:height="1.5cm" svg:x="22.307cm" svg:y="15.753cm">
          <text:p text:style-name="P1"><text:span text:style-name="T1">NO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3cm" svg:height="1.5cm" svg:x="4.307cm" svg:y="15.753cm">
          <text:p text:style-name="P1"><text:span text:style-name="T1">#r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draw:line-skew="-1.054cm" svg:x1="11.806cm" svg:y1="15.752cm" svg:x2="23.807cm" svg:y2="15.753cm" draw:start-shape="id9" draw:start-glue-point="0" draw:end-shape="id10" draw:end-glue-point="0" svg:d="M11806 15752c0-2332 12001-2333 12001 1" svg:viewBox="0 0 12002 1751">
          <text:p/>
        </draw:connector>
        <draw:connector draw:style-name="gr3" draw:text-style-name="P3" draw:layer="layout" draw:type="curve" svg:x1="5.807cm" svg:y1="15.753cm" svg:x2="11.806cm" svg:y2="15.752cm" draw:start-shape="id11" draw:start-glue-point="0" draw:end-shape="id9" draw:end-glue-point="0" svg:d="M5807 15753c0-753 5999-752 5999-1" svg:viewBox="0 0 6000 565">
          <text:p/>
        </draw:connector>
        <draw:connector draw:style-name="gr3" draw:text-style-name="P3" draw:layer="layout" draw:type="curve" svg:x1="11.806cm" svg:y1="15.752cm" svg:x2="17.807cm" svg:y2="15.753cm" draw:start-shape="id9" draw:start-glue-point="0" draw:end-shape="id12" draw:end-glue-point="0" svg:d="M11806 15752c0-751 6001-752 6001 1" svg:viewBox="0 0 6002 565">
          <text:p/>
        </draw:connector>
        <draw:connector draw:style-name="gr4" draw:text-style-name="P3" draw:layer="layout" draw:type="curve" svg:x1="17.807cm" svg:y1="15.753cm" svg:x2="23.807cm" svg:y2="15.753cm" draw:start-shape="id12" draw:start-glue-point="0" draw:end-shape="id10" draw:end-glue-point="0" svg:d="M17807 15753c0-751 6000-751 6000 0" svg:viewBox="0 0 6001 564">
          <text:p/>
        </draw:connector>
        <draw:frame draw:style-name="gr5" draw:text-style-name="P4" draw:layer="layout" svg:width="1.734cm" svg:height="0.983cm" svg:x="7.902cm" svg:y="14.301cm">
          <draw:text-box>
            <text:p><text:span text:style-name="T2">1.06</text:span></text:p>
          </draw:text-box>
        </draw:frame>
        <draw:frame draw:style-name="gr5" draw:text-style-name="P4" draw:layer="layout" svg:width="1.734cm" svg:height="0.983cm" svg:x="14.103cm" svg:y="14.301cm">
          <draw:text-box>
            <text:p><text:span text:style-name="T2">0.73</text:span></text:p>
          </draw:text-box>
        </draw:frame>
        <draw:frame draw:style-name="gr5" draw:text-style-name="P4" draw:layer="layout" svg:width="1.734cm" svg:height="0.983cm" svg:x="17.003cm" svg:y="13.001cm">
          <draw:text-box>
            <text:p><text:span text:style-name="T2">0.62</text:span></text:p>
          </draw:text-box>
        </draw:frame>
        <draw:frame draw:style-name="gr6" draw:text-style-name="P5" draw:layer="layout" svg:width="1.734cm" svg:height="0.963cm" svg:x="20.003cm" svg:y="14.355cm">
          <draw:text-box>
            <text:p><text:span text:style-name="T3">0.44</text:span></text:p>
          </draw:text-box>
        </draw:frame>
        <draw:connector draw:style-name="gr4" draw:text-style-name="P3" draw:layer="layout" draw:type="curve" svg:x1="22.307cm" svg:y1="16.503cm" svg:x2="19.307cm" svg:y2="16.503cm" draw:start-shape="id10" draw:start-glue-point="3" draw:end-shape="id12" draw:end-glue-point="1" svg:d="M22307 16503h-3000" svg:viewBox="0 0 3001 1">
          <text:p/>
        </draw:connector>
        <draw:frame draw:style-name="gr6" draw:text-style-name="P5" draw:layer="layout" svg:width="1.734cm" svg:height="0.963cm" svg:x="20.104cm" svg:y="15.601cm">
          <draw:text-box>
            <text:p><text:span text:style-name="T3">0.33</text:span></text:p>
          </draw:text-box>
        </draw:frame>
        <draw:frame draw:style-name="gr7" draw:text-style-name="P6" draw:layer="layout" svg:width="3.928cm" svg:height="1.826cm" svg:x="24.973cm" svg:y="3.162cm">
          <draw:text-box>
            <text:p text:style-name="P1"><text:span text:style-name="T4">weight</text:span><text:span text:style-name="T5">:</text:span></text:p>
          </draw:text-box>
        </draw:frame>
        <draw:frame draw:style-name="gr8" draw:text-style-name="P6" draw:layer="layout" svg:width="2.328cm" svg:height="1.139cm" svg:x="25.719cm" svg:y="4.516cm">
          <draw:text-box>
            <text:p text:style-name="P1"><text:span text:style-name="T6">x 0.44</text:span></text:p>
          </draw:text-box>
        </draw:frame>
        <draw:frame draw:style-name="gr8" draw:text-style-name="P6" draw:layer="layout" svg:width="2.328cm" svg:height="1.139cm" svg:x="25.719cm" svg:y="10.617cm">
          <draw:text-box>
            <text:p text:style-name="P1"><text:span text:style-name="T6">x 0.29</text:span></text:p>
          </draw:text-box>
        </draw:frame>
        <draw:custom-shape draw:style-name="gr1" draw:text-style-name="P2" xml:id="id14" draw:id="id14" draw:layer="layout" svg:width="3cm" svg:height="1.5cm" svg:x="10.305cm" svg:y="7.452cm">
          <text:p text:style-name="P1"><text:span text:style-name="T1">VE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3cm" svg:height="1.5cm" svg:x="16.306cm" svg:y="7.453cm">
          <text:p text:style-name="P1"><text:span text:style-name="T1">PRE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3cm" svg:height="1.5cm" svg:x="22.306cm" svg:y="7.453cm">
          <text:p text:style-name="P1"><text:span text:style-name="T1">NO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3cm" svg:height="1.5cm" svg:x="4.306cm" svg:y="7.453cm">
          <text:p text:style-name="P1"><text:span text:style-name="T1">#ro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5.806cm" svg:y1="7.453cm" svg:x2="11.805cm" svg:y2="7.452cm" draw:start-shape="id13" draw:start-glue-point="0" draw:end-shape="id14" svg:d="M5806 7453c0-753 5999-752 5999-1" svg:viewBox="0 0 6000 565">
          <text:p/>
        </draw:connector>
        <draw:connector draw:style-name="gr2" draw:text-style-name="P3" draw:layer="layout" draw:type="curve" draw:line-skew="0.001cm" svg:x1="11.805cm" svg:y1="7.452cm" svg:x2="23.806cm" svg:y2="7.453cm" draw:start-shape="id14" draw:start-glue-point="0" draw:end-shape="id15" draw:end-glue-point="0" svg:d="M11805 7452c0-750 12001-750 12001 1" svg:viewBox="0 0 12002 564">
          <text:p/>
        </draw:connector>
        <draw:connector draw:style-name="gr2" draw:text-style-name="P3" draw:layer="layout" draw:type="curve" svg:x1="22.306cm" svg:y1="8.203cm" svg:x2="19.306cm" svg:y2="8.203cm" draw:start-shape="id15" draw:start-glue-point="3" draw:end-shape="id16" draw:end-glue-point="1" svg:d="M22306 8203h-3000" svg:viewBox="0 0 3001 1">
          <text:p/>
        </draw:connector>
        <draw:frame draw:style-name="gr8" draw:text-style-name="P6" draw:layer="layout" svg:width="2.328cm" svg:height="1.139cm" svg:x="25.719cm" svg:y="7.656cm">
          <draw:text-box>
            <text:p text:style-name="P1"><text:span text:style-name="T6">x 0.33</text:span></text:p>
          </draw:text-box>
        </draw:frame>
        <draw:frame draw:style-name="gr9" draw:text-style-name="P7" draw:layer="layout" svg:width="3.11cm" svg:height="0.963cm" svg:x="0.802cm" svg:y="4.501cm">
          <draw:text-box>
            <text:p><text:span text:style-name="T1">source 1:</text:span></text:p>
          </draw:text-box>
        </draw:frame>
        <draw:frame draw:style-name="gr9" draw:text-style-name="P7" draw:layer="layout" svg:width="3.11cm" svg:height="0.963cm" svg:x="0.803cm" svg:y="10.701cm">
          <draw:text-box>
            <text:p><text:span text:style-name="T1">source 3:</text:span></text:p>
          </draw:text-box>
        </draw:frame>
        <draw:frame draw:style-name="gr9" draw:text-style-name="P7" draw:layer="layout" svg:width="3.11cm" svg:height="0.963cm" svg:x="0.803cm" svg:y="7.701cm">
          <draw:text-box>
            <text:p><text:span text:style-name="T1">source 2:</text:span></text:p>
          </draw:text-box>
        </draw:frame>
        <draw:frame draw:style-name="gr10" draw:text-style-name="P7" draw:layer="layout" svg:width="2.301cm" svg:height="0.963cm" svg:x="0.803cm" svg:y="16.001cm">
          <draw:text-box>
            <text:p><text:span text:style-name="T1">target:</text:span></text:p>
          </draw:text-box>
        </draw:frame>
        <draw:frame draw:style-name="gr11" draw:text-style-name="P8" draw:layer="layout" svg:width="1.04cm" svg:height="1.28cm" svg:x="0.002cm" svg:y="10.509cm">
          <draw:text-box>
            <text:p><text:span text:style-name="T7">+</text:span></text:p>
          </draw:text-box>
        </draw:frame>
        <draw:frame draw:style-name="gr11" draw:text-style-name="P8" draw:layer="layout" svg:width="1.04cm" svg:height="1.28cm" svg:x="0.002cm" svg:y="7.539cm">
          <draw:text-box>
            <text:p><text:span text:style-name="T7">+</text:span></text:p>
          </draw:text-box>
        </draw:frame>
        <draw:frame draw:style-name="gr11" draw:text-style-name="P8" draw:layer="layout" svg:width="1.04cm" svg:height="1.28cm" svg:x="0.002cm" svg:y="15.825cm">
          <draw:text-box>
            <text:p><text:span text:style-name="T7">=</text:span></text:p>
          </draw:text-box>
        </draw:frame>
        <draw:connector draw:style-name="gr3" draw:text-style-name="P3" draw:layer="layout" draw:type="curve" svg:x1="5.808cm" svg:y1="15.774cm" svg:x2="11.807cm" svg:y2="15.773cm" svg:d="M5808 15774c0-753 5999-752 5999-1" svg:viewBox="0 0 6000 565">
          <text:p/>
        </draw:connector>
        <draw:frame draw:style-name="gr12" draw:text-style-name="P9" draw:layer="layout" svg:width="9.485cm" svg:height="0.962cm" svg:x="2.417cm" svg:y="13.222cm">
          <draw:text-box>
            <text:p><text:span text:style-name="T8">Maximum Spanning Tree (MST)</text:span></text:p>
          </draw:text-box>
        </draw:frame>
        <draw:g>
          <draw:polygon draw:style-name="gr13" draw:text-style-name="P1" draw:layer="layout" svg:width="0.783cm" svg:height="0.585cm" svg:x="1.378cm" svg:y="12.822cm" svg:viewBox="0 0 784 586" draw:points="392,0 784,586 0,586">
            <text:p/>
          </draw:polygon>
          <draw:polygon draw:style-name="gr13" draw:text-style-name="P1" draw:layer="layout" svg:width="0.879cm" svg:height="0.662cm" svg:x="1.327cm" svg:y="13.182cm" svg:viewBox="0 0 880 663" draw:points="451,0 880,663 0,653">
            <text:p/>
          </draw:polygon>
          <draw:polygon draw:style-name="gr13" draw:text-style-name="P1" draw:layer="layout" svg:width="1.06cm" svg:height="0.794cm" svg:x="1.241cm" svg:y="13.416cm" svg:viewBox="0 0 1061 795" draw:points="526,0 1061,790 0,795">
            <text:p/>
          </draw:polygon>
          <draw:polygon draw:style-name="gr14" draw:text-style-name="P1" draw:layer="layout" svg:width="0.124cm" svg:height="0.527cm" svg:x="1.707cm" svg:y="14.204cm" svg:viewBox="0 0 125 528" draw:points="63,528 0,528 0,0 125,0 125,528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8T01:01:59.586207348</meta:creation-date>
    <dc:date>2018-10-18T01:28:34.958275091</dc:date>
    <meta:editing-duration>PT11M24S</meta:editing-duration>
    <meta:editing-cycles>1</meta:editing-cycles>
    <meta:document-statistic meta:object-count="53"/>
    <meta:generator>LibreOffice/4.2.8.2$Linux_X86_64 LibreOffice_project/420m0$Build-2</meta:generator>
  </office:meta>
</office:document-meta>
</file>